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8c00" style:font-name="Arial" fo:font-size="14pt" fo:font-weight="bold" officeooo:rsid="00170bdd" officeooo:paragraph-rsid="00170bd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70bdd" officeooo:paragraph-rsid="00170bd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2pt" fo:font-weight="normal" officeooo:rsid="00170bdd" officeooo:paragraph-rsid="00170bd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170bdd" officeooo:paragraph-rsid="00170bd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style="italic" fo:font-weight="normal" officeooo:rsid="00170bdd" officeooo:paragraph-rsid="00170bdd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style="italic" fo:font-weight="bold" officeooo:rsid="00170bdd" officeooo:paragraph-rsid="00170bd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DOWN</text:p>
      <text:p text:style-name="P3"/>
      <text:p text:style-name="P2"/>
      <text:p text:style-name="P2">Markdown é uma linguagem simples de marcação originalmente criada por John Gruber e Aaron Swartz. Markdown converte seu texto em HTML válido. Markdown é frequentemente usado para formatar arquivos README, para escrever mensagens em fóruns de discussão online e para criar rich text usando um editor de texto simples.</text:p>
      <text:p text:style-name="P2"/>
      <text:p text:style-name="P2">Markdown serve basicamente para escrever textos. Como toda ferramenta, ele tem algumas desvantagens com relação à escrever em HTML:</text:p>
      <text:p text:style-name="P2"/>
      <text:p text:style-name="P2">* Você não consegue colocar atributos nos elementos (class, id, title, etc.), além dos poucos que ele permite por padrão;</text:p>
      <text:p text:style-name="P2">Você não tem muito controle para fazer aninhamento de tags.</text:p>
      <text:p text:style-name="P2">* Por isso é importante frisar que o uso do Markdown deve ser especificamente para a escrita de textos, artigos de blog, etc. Não é para simplesmente usá-lo no lugar do HTML!</text:p>
      <text:p text:style-name="P2"/>
      <text:p text:style-name="P2"/>
      <text:p text:style-name="P4">Headers</text:p>
      <text:p text:style-name="P2"/>
      <text:p text:style-name="P2">Os títulos seguem uma lógica de quanto mais cerquilhas (ou jogo da velha ou hashtag) maior o número do título e assim como no HTML, quanto menor o número do título, maior destaque, ou seja, o título 1 é mais importante e tem maior destaque que o título 2 e assim por diante. No **Markdown**, assim como **HTML** os títulos vão até o sexto nível.</text:p>
      <text:p text:style-name="P2"/>
      <text:p text:style-name="P2"># H1</text:p>
      <text:p text:style-name="P2"/>
      <text:p text:style-name="P2">## H2</text:p>
      <text:p text:style-name="P2"/>
      <text:p text:style-name="P2">### H3</text:p>
      <text:p text:style-name="P2"/>
      <text:p text:style-name="P2">#### H4</text:p>
      <text:p text:style-name="P2"/>
      <text:p text:style-name="P2">##### H5</text:p>
      <text:p text:style-name="P2"/>
      <text:p text:style-name="P2">###### H6</text:p>
      <text:p text:style-name="P2"/>
      <text:p text:style-name="P2"/>
      <text:p text:style-name="P2"><text:span text:style-name="T1">Listas</text:span></text:p>
      <text:p text:style-name="P2"/>
      <text:p text:style-name="P5"><text:span text:style-name="T1">Ordenadas</text:span></text:p>
      <text:p text:style-name="P2"/>
      <text:p text:style-name="P2">Use o número seguido de um ponto e então o texto:</text:p>
      <text:p text:style-name="P2"/>
      <text:p text:style-name="P2">1. Primeiro item;</text:p>
      <text:p text:style-name="P2">2. Segundo item;</text:p>
      <text:p text:style-name="P2">3. Terceiro item;</text:p>
      <text:p text:style-name="P2"/>
      <text:p text:style-name="P5"><text:span text:style-name="T1">Não ordendas</text:span></text:p>
      <text:p text:style-name="P2"/>
      <text:p text:style-name="P2">Use um asterísco, um sinal de menos ou um sinal de mais, seguido do texto.</text:p>
      <text:p text:style-name="P2">**OBS: o asterisco é mais comum**</text:p>
      <text:p text:style-name="P2"><text:soft-page-break/></text:p>
      <text:p text:style-name="P2">* Item;</text:p>
      <text:p text:style-name="P2"/>
      <text:p text:style-name="P2">* Item;</text:p>
      <text:p text:style-name="P2"/>
      <text:p text:style-name="P2">* Item;</text:p>
      <text:p text:style-name="P2"/>
      <text:p text:style-name="P2"/>
      <text:p text:style-name="P2"><text:span text:style-name="T1">Enfâse</text:span></text:p>
      <text:p text:style-name="P2"/>
      <text:p text:style-name="P2"><text:span text:style-name="T2">Ateriscos</text:span> (*) ou <text:span text:style-name="T2">underlines</text:span> (_) simples, para utilizar o <text:span text:style-name="T2">itálico</text:span>;</text:p>
      <text:p text:style-name="P2"><text:span text:style-name="T1">Ateriscos</text:span> (**) ou <text:span text:style-name="T1">underlines</text:span> (__) duplos, para utilizar o <text:span text:style-name="T1">negrito</text:span>;</text:p>
      <text:p text:style-name="P2"><text:span text:style-name="T3">Ateriscos e underlines</text:span> podem ser combinados para ter uma ênfase ainda maior;</text:p>
      <text:p text:style-name="P2"><text:span text:style-name="T4">Tils</text:span><text:span text:style-name="T5"> (</text:span>~~)duplos, esse acento pode ser utilizado para riscar frases;</text:p>
      <text:p text:style-name="P2"/>
      <text:p text:style-name="P2"/>
      <text:p text:style-name="P2"><text:span text:style-name="T1">Links</text:span></text:p>
      <text:p text:style-name="P2"/>
      <text:p text:style-name="P2">Tem duas formas de criar links, textos âncoras, onde o texto possui o link ou links diretos, onde a URL fica totalmente exposta:</text:p>
      <text:p text:style-name="P2"/>
      <text:p text:style-name="P5"><text:span text:style-name="T1">Âncora:</text:span></text:p>
      <text:p text:style-name="P2">[exemplo](https://exemplo.com) use um colchete [] para escrever o texto e dentro dos parênteses () adicione o link;</text:p>
      <text:p text:style-name="P2"/>
      <text:p text:style-name="P6">Link direto:</text:p>
      <text:p text:style-name="P2">&lt;https://exemplo.com&gt; utilize o sinal de menor que (&lt;) e o sinal de maior que (&gt;) para envolver o conteúdo do link</text:p>
      <text:p text:style-name="P2"/>
      <text:p text:style-name="P2"/>
      <text:p text:style-name="P2"><text:span text:style-name="T1">Imagens</text:span></text:p>
      <text:p text:style-name="P2"/>
      <text:p text:style-name="P2">Tem duas formas adicionar imagens no Markdown, de forma inline ou de forma referencial:</text:p>
      <text:p text:style-name="P2"/>
      <text:p text:style-name="P5"><text:span text:style-name="T1">Inline:</text:span></text:p>
      <text:p text:style-name="P2">![alt text](https://github.com/adam-p/markdown-here/raw/master/src/common/images/icon48.png "Logo Title Text 1");</text:p>
      <text:p text:style-name="P2"/>
      <text:p text:style-name="P5"><text:span text:style-name="T1">Referencial:</text:span></text:p>
      <text:p text:style-name="P2">![alt text][logo]</text:p>
      <text:p text:style-name="P2"/>
      <text:p text:style-name="P2">[logo]: https://github.com/adam-p/markdown-here/raw/master/src/common/images/icon48.png "Logo Title Text 2"</text:p>
      <text:p text:style-name="P2"/>
      <text:p text:style-name="P2"/>
      <text:p text:style-name="P4">Citação (blockquote)</text:p>
      <text:p text:style-name="P2"/>
      <text:p text:style-name="P2">&gt;Use o sinal de maior que (&gt;) para fazer blocos de citação.</text:p>
      <text:p text:style-name="P2">&gt;Para adicionar mais uma linha à citação, basta teclar Enter para um novo</text:p>
      <text:p text:style-name="P2">&gt;código sinal. Isso gerará um novo parágrafo dentro do *blockquote*.</text:p>
      <text:p text:style-name="P2">&gt;Códigos de **negrito**, _itálico_ e &lt;https://links.com&gt; funcionam aqui.</text:p>
      <text:p text:style-name="P2"><text:soft-page-break/></text:p>
      <text:p text:style-name="P2"><text:span text:style-name="T1">Código (Code Highlight)</text:span></text:p>
      <text:p text:style-name="P2"/>
      <text:p text:style-name="P2">Há duas formas de adicionar trechos de código em Markdow:</text:p>
      <text:p text:style-name="P2"/>
      <text:p text:style-name="P2">Código em linha: utilizando um acento grave (`) no início e no final do código.</text:p>
      <text:p text:style-name="P2"/>
      <text:p text:style-name="P2">Múltiplas linhas de código: utilizando 3 acentos graves ou 3 tils antes e depois do código. É recomendado que a linguagem que está sendo apresentada, seja especificidada. Ex: ~~~javascript, ~~~ruby, ~~~python, ~~~html, ~~~css</text:p>
      <text:p text:style-name="P2"/>
      <text:p text:style-name="P2">~~~javascript</text:p>
      <text:p text:style-name="P2">const exemplo = 'Exemplo';</text:p>
      <text:p text:style-name="P2">~~~</text:p>
      <text:p text:style-name="P2"/>
      <text:p text:style-name="P2">~~~python</text:p>
      <text:p text:style-name="P2">exemplo = str('Exemplo')</text:p>
      <text:p text:style-name="P2">~~~</text:p>
      <text:p text:style-name="P2"/>
      <text:p text:style-name="P2">~~~html</text:p>
      <text:p text:style-name="P2">&lt;h3&gt;Exemplo&lt;/h3&gt;</text:p>
      <text:p text:style-name="P2">~~~</text:p>
      <text:p text:style-name="P2"/>
      <text:p text:style-name="P2"/>
      <text:p text:style-name="P2"><text:span text:style-name="T1">Tabela</text:span></text:p>
      <text:p text:style-name="P2"/>
      <text:p text:style-name="P2">Usando o pipe (|) é possível delimitar colunas e usando o hífen (-) é possível delimitar linhas.</text:p>
      <text:p text:style-name="P2"/>
      <text:p text:style-name="P2">Exemplo | Quantidade</text:p>
      <text:p text:style-name="P2">------- | -----------</text:p>
      <text:p text:style-name="P2">Item 1 <text:s/>| 2</text:p>
      <text:p text:style-name="P2">Item 2 <text:s/>| 5</text:p>
      <text:p text:style-name="P2"/>
      <text:p text:style-name="P2">Para especificar o tipo de alinhamento que deseja ter nas tabelas, utilize : ao lado do campo horizontal de hífens ---, na segunda linha da sua tabela. Veja abaixo:</text:p>
      <text:p text:style-name="P2"/>
      <text:p text:style-name="P2">Alinhado a esquerda: usar : no lado esquerdo (alinhamento padrão);</text:p>
      <text:p text:style-name="P2">Alinhado a direita: usar : no lado direito;</text:p>
      <text:p text:style-name="P2">Centralizado: usar : dos dois lados.</text:p>
      <text:p text:style-name="P2"/>
      <text:p text:style-name="P2">Exemplo:</text:p>
      <text:p text:style-name="P2"/>
      <text:p text:style-name="P2">Alinhado a esquerda | Centralizado | Alinhado a direita</text:p>
      <text:p text:style-name="P2">:--------- | :------: | -------:</text:p>
      <text:p text:style-name="P2">Valor | Valor | Valor</text:p>
      <text:p text:style-name="P2"/>
      <text:p text:style-name="P2"><text:span text:style-name="T1">Checkbox</text:span></text:p>
      <text:p text:style-name="P2"/>
      <text:p text:style-name="P2">Checkboxs podem ser usados para demonstrar a conclusão ou não de tarefas, para isso use um marcador de lista, seguido de colchetes [], para marcar o checkbox use um x dentro dos colchetes. Exemplo:</text:p>
      <text:p text:style-name="P2"><text:soft-page-break/></text:p>
      <text:p text:style-name="P2">* [x] Task 1</text:p>
      <text:p text:style-name="P2">* [ ] Task 2</text:p>
      <text:p text:style-name="P2">* [ ] Task 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4:54:51.100457687</meta:creation-date>
    <dc:date>2021-05-29T15:03:57.122270018</dc:date>
    <meta:editing-duration>PT9M6S</meta:editing-duration>
    <meta:editing-cycles>1</meta:editing-cycles>
    <meta:document-statistic meta:table-count="0" meta:image-count="0" meta:object-count="0" meta:page-count="4" meta:paragraph-count="81" meta:word-count="676" meta:character-count="4076" meta:non-whitespace-character-count="3482"/>
    <meta:generator>LibreOffice/6.4.7.2$Linux_X86_64 LibreOffice_project/40$Build-2</meta:generator>
  </office:meta>
</office:document-meta>
</file>